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5.42mm" svg:y="90.7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59 <text:s text:c="3"/>sampled: 1858.969 <text:s text:c="2"/>given: 3800 <text:s text:c="2"/>gain: 2.0441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59 <text:s text:c="3"/>sampled: 1858.969 <text:s text:c="2"/>given: 3800 <text:s text:c="2"/>gain: 2.0441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9 <text:s text:c="3"/>sampled: 1761.282 <text:s text:c="2"/>given: 3600 <text:s text:c="2"/>gain: 2.0439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9 <text:s text:c="3"/>sampled: 1761.282 <text:s text:c="2"/>given: 3600 <text:s text:c="2"/>gain: 2.0439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6 <text:s text:c="3"/>sampled: 1663.293 <text:s text:c="2"/>given: 3400 <text:s text:c="2"/>gain: 2.0441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6 <text:s text:c="3"/>sampled: 1663.293 <text:s text:c="2"/>given: 3400 <text:s text:c="2"/>gain: 2.0441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5 <text:s text:c="3"/>sampled: 1565.506 <text:s text:c="2"/>given: 3200 <text:s text:c="2"/>gain: 2.0440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5 <text:s text:c="3"/>sampled: 1565.506 <text:s text:c="2"/>given: 3200 <text:s text:c="2"/>gain: 2.0440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3 <text:s text:c="3"/>sampled: 1467.618 <text:s text:c="2"/>given: 3000 <text:s text:c="2"/>gain: 2.04412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4 <text:s text:c="3"/>sampled: 1467.719 <text:s text:c="2"/>given: 3000 <text:s text:c="2"/>gain: 2.04398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3 <text:s text:c="3"/>sampled: 1369.931 <text:s text:c="2"/>given: 2800 <text:s text:c="2"/>gain: 2.0438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3 <text:s text:c="3"/>sampled: 1369.931 <text:s text:c="2"/>given: 2800 <text:s text:c="2"/>gain: 2.0438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30 <text:s text:c="3"/>sampled: 1271.942 <text:s text:c="2"/>given: 2600 <text:s text:c="2"/>gain: 2.0441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31 <text:s text:c="3"/>sampled: 1272.043 <text:s text:c="2"/>given: 2600 <text:s text:c="2"/>gain: 2.04395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60 <text:s text:c="3"/>sampled: 1174.255 <text:s text:c="2"/>given: 2400 <text:s text:c="2"/>gain: 2.0438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60 <text:s text:c="3"/>sampled: 1174.255 <text:s text:c="2"/>given: 2400 <text:s text:c="2"/>gain: 2.0438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9 <text:s text:c="3"/>sampled: 1076.468 <text:s text:c="2"/>given: 2200 <text:s text:c="2"/>gain: 2.0437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9 <text:s text:c="3"/>sampled: 1076.468 <text:s text:c="2"/>given: 2200 <text:s text:c="2"/>gain: 2.04372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144" calcext:value-type="float">
            <text:p>2.0441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44" calcext:value-type="float">
            <text:p>2.0441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65" calcext:value-type="float">
            <text:p>2.0439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65" calcext:value-type="float">
            <text:p>2.0439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37" calcext:value-type="float">
            <text:p>2.0441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37" calcext:value-type="float">
            <text:p>2.0441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68" calcext:value-type="float">
            <text:p>2.0440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68" calcext:value-type="float">
            <text:p>2.0440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29" calcext:value-type="float">
            <text:p>2.04412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89" calcext:value-type="float">
            <text:p>2.04398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899" calcext:value-type="float">
            <text:p>2.0438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899" calcext:value-type="float">
            <text:p>2.0438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18" calcext:value-type="float">
            <text:p>2.04411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56" calcext:value-type="float">
            <text:p>2.04395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849" calcext:value-type="float">
            <text:p>2.0438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849" calcext:value-type="float">
            <text:p>2.0438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721" calcext:value-type="float">
            <text:p>2.0437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721" calcext:value-type="float">
            <text:p>2.04372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395" calcext:value-type="float">
            <text:p>2.04395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92.819" calcext:value-type="float">
            <text:p>2292.819</text:p>
          </table:table-cell>
          <table:table-cell table:formula="of:=AVERAGE([.A52:.A112])" office:value-type="float" office:value="2293.58357377049" calcext:value-type="float">
            <text:p>2293.58357377049</text:p>
          </table:table-cell>
          <table:table-cell table:formula="of:=AVERAGE([.F52:.F55])" office:value-type="float" office:value="50.274" calcext:value-type="float">
            <text:p>50.274</text:p>
          </table:table-cell>
          <table:table-cell table:formula="of:=2*[.C52]" office:value-type="float" office:value="100.548" calcext:value-type="float">
            <text:p>100.548</text:p>
          </table:table-cell>
          <table:table-cell table:formula="of:=[.D52]/[.B52]" office:value-type="float" office:value="0.0438388211137674" calcext:value-type="float">
            <text:p>0.043838821113768</text:p>
          </table:table-cell>
          <table:table-cell office:value-type="float" office:value="50.274" calcext:value-type="float">
            <text:p>50.274</text:p>
          </table:table-cell>
        </table:table-row>
        <table:table-row table:style-name="ro1">
          <table:table-cell office:value-type="float" office:value="2292.92" calcext:value-type="float">
            <text:p>2292.92</text:p>
          </table:table-cell>
          <table:table-cell table:number-columns-repeated="4"/>
          <table:table-cell office:value-type="float" office:value="50.272" calcext:value-type="float">
            <text:p>50.272</text:p>
          </table:table-cell>
        </table:table-row>
        <table:table-row table:style-name="ro1">
          <table:table-cell office:value-type="float" office:value="2292.819" calcext:value-type="float">
            <text:p>2292.819</text:p>
          </table:table-cell>
          <table:table-cell table:number-columns-repeated="4"/>
          <table:table-cell office:value-type="float" office:value="50.272" calcext:value-type="float">
            <text:p>50.272</text:p>
          </table:table-cell>
        </table:table-row>
        <table:table-row table:style-name="ro1">
          <table:table-cell office:value-type="float" office:value="2293.121" calcext:value-type="float">
            <text:p>2293.121</text:p>
          </table:table-cell>
          <table:table-cell table:number-columns-repeated="4"/>
          <table:table-cell office:value-type="float" office:value="50.278" calcext:value-type="float">
            <text:p>50.278</text:p>
          </table:table-cell>
        </table:table-row>
        <table:table-row table:style-name="ro1">
          <table:table-cell office:value-type="float" office:value="2293.625" calcext:value-type="float">
            <text:p>2293.625</text:p>
          </table:table-cell>
          <table:table-cell table:number-columns-repeated="5"/>
        </table:table-row>
        <table:table-row table:style-name="ro1">
          <table:table-cell office:value-type="float" office:value="2294.128" calcext:value-type="float">
            <text:p>2294.128</text:p>
          </table:table-cell>
          <table:table-cell table:number-columns-repeated="5"/>
        </table:table-row>
        <table:table-row table:style-name="ro1">
          <table:table-cell office:value-type="float" office:value="2294.229" calcext:value-type="float">
            <text:p>2294.229</text:p>
          </table:table-cell>
          <table:table-cell table:number-columns-repeated="5"/>
        </table:table-row>
        <table:table-row table:style-name="ro1">
          <table:table-cell office:value-type="float" office:value="2293.726" calcext:value-type="float">
            <text:p>2293.726</text:p>
          </table:table-cell>
          <table:table-cell table:number-columns-repeated="5"/>
        </table:table-row>
        <table:table-row table:style-name="ro1">
          <table:table-cell office:value-type="float" office:value="2292.719" calcext:value-type="float">
            <text:p>2292.719</text:p>
          </table:table-cell>
          <table:table-cell table:number-columns-repeated="5"/>
        </table:table-row>
        <table:table-row table:style-name="ro1">
          <table:table-cell office:value-type="float" office:value="2293.524" calcext:value-type="float">
            <text:p>2293.524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3.121" calcext:value-type="float">
            <text:p>2293.121</text:p>
          </table:table-cell>
          <table:table-cell table:number-columns-repeated="5"/>
        </table:table-row>
        <table:table-row table:style-name="ro1">
          <table:table-cell office:value-type="float" office:value="2294.431" calcext:value-type="float">
            <text:p>2294.431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3.524" calcext:value-type="float">
            <text:p>2293.524</text:p>
          </table:table-cell>
          <table:table-cell table:number-columns-repeated="5"/>
        </table:table-row>
        <table:table-row table:style-name="ro1">
          <table:table-cell office:value-type="float" office:value="2293.222" calcext:value-type="float">
            <text:p>2293.222</text:p>
          </table:table-cell>
          <table:table-cell table:number-columns-repeated="5"/>
        </table:table-row>
        <table:table-row table:style-name="ro1">
          <table:table-cell office:value-type="float" office:value="2293.726" calcext:value-type="float">
            <text:p>2293.726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121" calcext:value-type="float">
            <text:p>2293.121</text:p>
          </table:table-cell>
          <table:table-cell table:number-columns-repeated="5"/>
        </table:table-row>
        <table:table-row table:style-name="ro1">
          <table:table-cell office:value-type="float" office:value="2293.524" calcext:value-type="float">
            <text:p>2293.524</text:p>
          </table:table-cell>
          <table:table-cell table:number-columns-repeated="5"/>
        </table:table-row>
        <table:table-row table:style-name="ro1">
          <table:table-cell office:value-type="float" office:value="2293.021" calcext:value-type="float">
            <text:p>2293.021</text:p>
          </table:table-cell>
          <table:table-cell table:number-columns-repeated="5"/>
        </table:table-row>
        <table:table-row table:style-name="ro1">
          <table:table-cell office:value-type="float" office:value="2294.028" calcext:value-type="float">
            <text:p>2294.028</text:p>
          </table:table-cell>
          <table:table-cell table:number-columns-repeated="5"/>
        </table:table-row>
        <table:table-row table:style-name="ro1">
          <table:table-cell office:value-type="float" office:value="2293.927" calcext:value-type="float">
            <text:p>2293.927</text:p>
          </table:table-cell>
          <table:table-cell table:number-columns-repeated="5"/>
        </table:table-row>
        <table:table-row table:style-name="ro1">
          <table:table-cell office:value-type="float" office:value="2293.726" calcext:value-type="float">
            <text:p>2293.726</text:p>
          </table:table-cell>
          <table:table-cell table:number-columns-repeated="5"/>
        </table:table-row>
        <table:table-row table:style-name="ro1">
          <table:table-cell office:value-type="float" office:value="2293.927" calcext:value-type="float">
            <text:p>2293.927</text:p>
          </table:table-cell>
          <table:table-cell table:number-columns-repeated="5"/>
        </table:table-row>
        <table:table-row table:style-name="ro1">
          <table:table-cell office:value-type="float" office:value="2293.524" calcext:value-type="float">
            <text:p>2293.524</text:p>
          </table:table-cell>
          <table:table-cell table:number-columns-repeated="5"/>
        </table:table-row>
        <table:table-row table:style-name="ro1">
          <table:table-cell office:value-type="float" office:value="2293.121" calcext:value-type="float">
            <text:p>2293.121</text:p>
          </table:table-cell>
          <table:table-cell table:number-columns-repeated="5"/>
        </table:table-row>
        <table:table-row table:style-name="ro1">
          <table:table-cell office:value-type="float" office:value="2293.021" calcext:value-type="float">
            <text:p>2293.021</text:p>
          </table:table-cell>
          <table:table-cell table:number-columns-repeated="5"/>
        </table:table-row>
        <table:table-row table:style-name="ro1">
          <table:table-cell office:value-type="float" office:value="2293.323" calcext:value-type="float">
            <text:p>2293.323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4.833" calcext:value-type="float">
            <text:p>2294.833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625" calcext:value-type="float">
            <text:p>2293.625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3.524" calcext:value-type="float">
            <text:p>2293.524</text:p>
          </table:table-cell>
          <table:table-cell table:number-columns-repeated="5"/>
        </table:table-row>
        <table:table-row table:style-name="ro1">
          <table:table-cell office:value-type="float" office:value="2293.726" calcext:value-type="float">
            <text:p>2293.726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222" calcext:value-type="float">
            <text:p>2293.222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3.625" calcext:value-type="float">
            <text:p>2293.625</text:p>
          </table:table-cell>
          <table:table-cell table:number-columns-repeated="5"/>
        </table:table-row>
        <table:table-row table:style-name="ro1">
          <table:table-cell office:value-type="float" office:value="2293.826" calcext:value-type="float">
            <text:p>2293.826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4.934" calcext:value-type="float">
            <text:p>2294.934</text:p>
          </table:table-cell>
          <table:table-cell table:number-columns-repeated="5"/>
        </table:table-row>
        <table:table-row table:style-name="ro1">
          <table:table-cell office:value-type="float" office:value="2294.431" calcext:value-type="float">
            <text:p>2294.431</text:p>
          </table:table-cell>
          <table:table-cell table:number-columns-repeated="5"/>
        </table:table-row>
        <table:table-row table:style-name="ro1">
          <table:table-cell office:value-type="float" office:value="2294.33" calcext:value-type="float">
            <text:p>2294.33</text:p>
          </table:table-cell>
          <table:table-cell table:number-columns-repeated="5"/>
        </table:table-row>
        <table:table-row table:style-name="ro1">
          <table:table-cell office:value-type="float" office:value="2292.92" calcext:value-type="float">
            <text:p>2292.92</text:p>
          </table:table-cell>
          <table:table-cell table:number-columns-repeated="5"/>
        </table:table-row>
        <table:table-row table:style-name="ro1">
          <table:table-cell office:value-type="float" office:value="2294.229" calcext:value-type="float">
            <text:p>2294.229</text:p>
          </table:table-cell>
          <table:table-cell table:number-columns-repeated="5"/>
        </table:table-row>
        <table:table-row table:style-name="ro1">
          <table:table-cell office:value-type="float" office:value="2293.625" calcext:value-type="float">
            <text:p>2293.625</text:p>
          </table:table-cell>
          <table:table-cell table:number-columns-repeated="5"/>
        </table:table-row>
        <table:table-row table:style-name="ro1">
          <table:table-cell office:value-type="float" office:value="2293.121" calcext:value-type="float">
            <text:p>2293.121</text:p>
          </table:table-cell>
          <table:table-cell table:number-columns-repeated="5"/>
        </table:table-row>
        <table:table-row table:style-name="ro1">
          <table:table-cell office:value-type="float" office:value="2292.92" calcext:value-type="float">
            <text:p>2292.92</text:p>
          </table:table-cell>
          <table:table-cell table:number-columns-repeated="5"/>
        </table:table-row>
        <table:table-row table:style-name="ro1">
          <table:table-cell office:value-type="float" office:value="2293.625" calcext:value-type="float">
            <text:p>2293.625</text:p>
          </table:table-cell>
          <table:table-cell table:number-columns-repeated="5"/>
        </table:table-row>
        <table:table-row table:style-name="ro1">
          <table:table-cell office:value-type="float" office:value="2293.323" calcext:value-type="float">
            <text:p>2293.323</text:p>
          </table:table-cell>
          <table:table-cell table:number-columns-repeated="5"/>
        </table:table-row>
        <table:table-row table:style-name="ro1">
          <table:table-cell office:value-type="float" office:value="2293.021" calcext:value-type="float">
            <text:p>2293.021</text:p>
          </table:table-cell>
          <table:table-cell table:number-columns-repeated="5"/>
        </table:table-row>
        <table:table-row table:style-name="ro1">
          <table:table-cell office:value-type="float" office:value="2293.222" calcext:value-type="float">
            <text:p>2293.222</text:p>
          </table:table-cell>
          <table:table-cell table:number-columns-repeated="5"/>
        </table:table-row>
        <table:table-row table:style-name="ro1">
          <table:table-cell office:value-type="float" office:value="2294.028" calcext:value-type="float">
            <text:p>2294.028</text:p>
          </table:table-cell>
          <table:table-cell table:number-columns-repeated="5"/>
        </table:table-row>
        <table:table-row table:style-name="ro1">
          <table:table-cell office:value-type="float" office:value="2293.423" calcext:value-type="float">
            <text:p>2293.423</text:p>
          </table:table-cell>
          <table:table-cell table:number-columns-repeated="5"/>
        </table:table-row>
        <table:table-row table:style-name="ro1">
          <table:table-cell office:value-type="float" office:value="2294.431" calcext:value-type="float">
            <text:p>2294.431</text:p>
          </table:table-cell>
          <table:table-cell table:number-columns-repeated="5"/>
        </table:table-row>
        <table:table-row table:style-name="ro1">
          <table:table-cell office:value-type="float" office:value="2294.028" calcext:value-type="float">
            <text:p>2294.028</text:p>
          </table:table-cell>
          <table:table-cell table:number-columns-repeated="5"/>
        </table:table-row>
        <table:table-row table:style-name="ro1">
          <table:table-cell office:value-type="float" office:value="2293.021" calcext:value-type="float">
            <text:p>2293.02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94.427" calcext:value-type="float">
            <text:p>2194.427</text:p>
          </table:table-cell>
          <table:table-cell table:formula="of:=AVERAGE([.A116:.A161])" office:value-type="float" office:value="2193.76408695652" calcext:value-type="float">
            <text:p>2193.76408695652</text:p>
          </table:table-cell>
          <table:table-cell table:formula="of:=AVERAGE([.F116:.F121])" office:value-type="float" office:value="5.00516666666667" calcext:value-type="float">
            <text:p>5.00516666666667</text:p>
          </table:table-cell>
          <table:table-cell table:formula="of:=2*[.C116]" office:value-type="float" office:value="10.0103333333333" calcext:value-type="float">
            <text:p>10.0103333333333</text:p>
          </table:table-cell>
          <table:table-cell table:formula="of:=[.D116]/[.B116]" office:value-type="float" office:value="0.00456308560836229" calcext:value-type="float">
            <text:p>0.004563085608362</text:p>
          </table:table-cell>
          <table:table-cell office:value-type="float" office:value="5.009" calcext:value-type="float">
            <text:p>5.009</text:p>
          </table:table-cell>
        </table:table-row>
        <table:table-row table:style-name="ro1">
          <table:table-cell office:value-type="float" office:value="2193.622" calcext:value-type="float">
            <text:p>2193.622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192.816" calcext:value-type="float">
            <text:p>2192.816</text:p>
          </table:table-cell>
          <table:table-cell table:number-columns-repeated="4"/>
          <table:table-cell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2193.42" calcext:value-type="float">
            <text:p>2193.42</text:p>
          </table:table-cell>
          <table:table-cell table:number-columns-repeated="4"/>
          <table:table-cell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2193.723" calcext:value-type="float">
            <text:p>2193.723</text:p>
          </table:table-cell>
          <table:table-cell table:number-columns-repeated="4"/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196.542" calcext:value-type="float">
            <text:p>2196.542</text:p>
          </table:table-cell>
          <table:table-cell table:number-columns-repeated="4"/>
          <table:table-cell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2193.521" calcext:value-type="float">
            <text:p>2193.521</text:p>
          </table:table-cell>
          <table:table-cell table:number-columns-repeated="5"/>
        </table:table-row>
        <table:table-row table:style-name="ro1">
          <table:table-cell office:value-type="float" office:value="2194.427" calcext:value-type="float">
            <text:p>2194.427</text:p>
          </table:table-cell>
          <table:table-cell table:number-columns-repeated="5"/>
        </table:table-row>
        <table:table-row table:style-name="ro1">
          <table:table-cell office:value-type="float" office:value="2193.018" calcext:value-type="float">
            <text:p>2193.018</text:p>
          </table:table-cell>
          <table:table-cell table:number-columns-repeated="5"/>
        </table:table-row>
        <table:table-row table:style-name="ro1">
          <table:table-cell office:value-type="float" office:value="2193.823" calcext:value-type="float">
            <text:p>2193.823</text:p>
          </table:table-cell>
          <table:table-cell table:number-columns-repeated="5"/>
        </table:table-row>
        <table:table-row table:style-name="ro1">
          <table:table-cell office:value-type="float" office:value="2192.01" calcext:value-type="float">
            <text:p>2192.01</text:p>
          </table:table-cell>
          <table:table-cell table:number-columns-repeated="5"/>
        </table:table-row>
        <table:table-row table:style-name="ro1">
          <table:table-cell office:value-type="float" office:value="2194.327" calcext:value-type="float">
            <text:p>2194.327</text:p>
          </table:table-cell>
          <table:table-cell table:number-columns-repeated="5"/>
        </table:table-row>
        <table:table-row table:style-name="ro1">
          <table:table-cell office:value-type="float" office:value="2192.111" calcext:value-type="float">
            <text:p>2192.111</text:p>
          </table:table-cell>
          <table:table-cell table:number-columns-repeated="5"/>
        </table:table-row>
        <table:table-row table:style-name="ro1">
          <table:table-cell office:value-type="float" office:value="2194.025" calcext:value-type="float">
            <text:p>2194.025</text:p>
          </table:table-cell>
          <table:table-cell table:number-columns-repeated="5"/>
        </table:table-row>
        <table:table-row table:style-name="ro1">
          <table:table-cell office:value-type="float" office:value="2192.615" calcext:value-type="float">
            <text:p>2192.615</text:p>
          </table:table-cell>
          <table:table-cell table:number-columns-repeated="5"/>
        </table:table-row>
        <table:table-row table:style-name="ro1">
          <table:table-cell office:value-type="float" office:value="2193.924" calcext:value-type="float">
            <text:p>2193.924</text:p>
          </table:table-cell>
          <table:table-cell table:number-columns-repeated="5"/>
        </table:table-row>
        <table:table-row table:style-name="ro1">
          <table:table-cell office:value-type="float" office:value="2193.118" calcext:value-type="float">
            <text:p>2193.118</text:p>
          </table:table-cell>
          <table:table-cell table:number-columns-repeated="5"/>
        </table:table-row>
        <table:table-row table:style-name="ro1">
          <table:table-cell office:value-type="float" office:value="2194.528" calcext:value-type="float">
            <text:p>2194.528</text:p>
          </table:table-cell>
          <table:table-cell table:number-columns-repeated="5"/>
        </table:table-row>
        <table:table-row table:style-name="ro1">
          <table:table-cell office:value-type="float" office:value="2195.032" calcext:value-type="float">
            <text:p>2195.032</text:p>
          </table:table-cell>
          <table:table-cell table:number-columns-repeated="5"/>
        </table:table-row>
        <table:table-row table:style-name="ro1">
          <table:table-cell office:value-type="float" office:value="2194.025" calcext:value-type="float">
            <text:p>2194.025</text:p>
          </table:table-cell>
          <table:table-cell table:number-columns-repeated="5"/>
        </table:table-row>
        <table:table-row table:style-name="ro1">
          <table:table-cell office:value-type="float" office:value="2194.729" calcext:value-type="float">
            <text:p>2194.729</text:p>
          </table:table-cell>
          <table:table-cell table:number-columns-repeated="5"/>
        </table:table-row>
        <table:table-row table:style-name="ro1">
          <table:table-cell office:value-type="float" office:value="2194.528" calcext:value-type="float">
            <text:p>2194.528</text:p>
          </table:table-cell>
          <table:table-cell table:number-columns-repeated="5"/>
        </table:table-row>
        <table:table-row table:style-name="ro1">
          <table:table-cell office:value-type="float" office:value="2195.132" calcext:value-type="float">
            <text:p>2195.132</text:p>
          </table:table-cell>
          <table:table-cell table:number-columns-repeated="5"/>
        </table:table-row>
        <table:table-row table:style-name="ro1">
          <table:table-cell office:value-type="float" office:value="2195.233" calcext:value-type="float">
            <text:p>2195.233</text:p>
          </table:table-cell>
          <table:table-cell table:number-columns-repeated="5"/>
        </table:table-row>
        <table:table-row table:style-name="ro1">
          <table:table-cell office:value-type="float" office:value="2192.715" calcext:value-type="float">
            <text:p>2192.715</text:p>
          </table:table-cell>
          <table:table-cell table:number-columns-repeated="5"/>
        </table:table-row>
        <table:table-row table:style-name="ro1">
          <table:table-cell office:value-type="float" office:value="2192.514" calcext:value-type="float">
            <text:p>2192.514</text:p>
          </table:table-cell>
          <table:table-cell table:number-columns-repeated="5"/>
        </table:table-row>
        <table:table-row table:style-name="ro1">
          <table:table-cell office:value-type="float" office:value="2194.226" calcext:value-type="float">
            <text:p>2194.226</text:p>
          </table:table-cell>
          <table:table-cell table:number-columns-repeated="5"/>
        </table:table-row>
        <table:table-row table:style-name="ro1">
          <table:table-cell office:value-type="float" office:value="2192.917" calcext:value-type="float">
            <text:p>2192.917</text:p>
          </table:table-cell>
          <table:table-cell table:number-columns-repeated="5"/>
        </table:table-row>
        <table:table-row table:style-name="ro1">
          <table:table-cell office:value-type="float" office:value="2191.507" calcext:value-type="float">
            <text:p>2191.507</text:p>
          </table:table-cell>
          <table:table-cell table:number-columns-repeated="5"/>
        </table:table-row>
        <table:table-row table:style-name="ro1">
          <table:table-cell office:value-type="float" office:value="2192.816" calcext:value-type="float">
            <text:p>2192.816</text:p>
          </table:table-cell>
          <table:table-cell table:number-columns-repeated="5"/>
        </table:table-row>
        <table:table-row table:style-name="ro1">
          <table:table-cell office:value-type="float" office:value="2192.313" calcext:value-type="float">
            <text:p>2192.313</text:p>
          </table:table-cell>
          <table:table-cell table:number-columns-repeated="5"/>
        </table:table-row>
        <table:table-row table:style-name="ro1">
          <table:table-cell office:value-type="float" office:value="2194.226" calcext:value-type="float">
            <text:p>2194.226</text:p>
          </table:table-cell>
          <table:table-cell table:number-columns-repeated="5"/>
        </table:table-row>
        <table:table-row table:style-name="ro1">
          <table:table-cell office:value-type="float" office:value="2193.219" calcext:value-type="float">
            <text:p>2193.219</text:p>
          </table:table-cell>
          <table:table-cell table:number-columns-repeated="5"/>
        </table:table-row>
        <table:table-row table:style-name="ro1">
          <table:table-cell office:value-type="float" office:value="2193.924" calcext:value-type="float">
            <text:p>2193.924</text:p>
          </table:table-cell>
          <table:table-cell table:number-columns-repeated="5"/>
        </table:table-row>
        <table:table-row table:style-name="ro1">
          <table:table-cell office:value-type="float" office:value="2193.622" calcext:value-type="float">
            <text:p>2193.622</text:p>
          </table:table-cell>
          <table:table-cell table:number-columns-repeated="5"/>
        </table:table-row>
        <table:table-row table:style-name="ro1">
          <table:table-cell office:value-type="float" office:value="2194.327" calcext:value-type="float">
            <text:p>2194.327</text:p>
          </table:table-cell>
          <table:table-cell table:number-columns-repeated="5"/>
        </table:table-row>
        <table:table-row table:style-name="ro1">
          <table:table-cell office:value-type="float" office:value="2194.125" calcext:value-type="float">
            <text:p>2194.125</text:p>
          </table:table-cell>
          <table:table-cell table:number-columns-repeated="5"/>
        </table:table-row>
        <table:table-row table:style-name="ro1">
          <table:table-cell office:value-type="float" office:value="2193.723" calcext:value-type="float">
            <text:p>2193.723</text:p>
          </table:table-cell>
          <table:table-cell table:number-columns-repeated="5"/>
        </table:table-row>
        <table:table-row table:style-name="ro1">
          <table:table-cell office:value-type="float" office:value="2194.83" calcext:value-type="float">
            <text:p>2194.83</text:p>
          </table:table-cell>
          <table:table-cell table:number-columns-repeated="5"/>
        </table:table-row>
        <table:table-row table:style-name="ro1">
          <table:table-cell office:value-type="float" office:value="2193.723" calcext:value-type="float">
            <text:p>2193.723</text:p>
          </table:table-cell>
          <table:table-cell table:number-columns-repeated="5"/>
        </table:table-row>
        <table:table-row table:style-name="ro1">
          <table:table-cell office:value-type="float" office:value="2193.723" calcext:value-type="float">
            <text:p>2193.723</text:p>
          </table:table-cell>
          <table:table-cell table:number-columns-repeated="5"/>
        </table:table-row>
        <table:table-row table:style-name="ro1">
          <table:table-cell office:value-type="float" office:value="2193.118" calcext:value-type="float">
            <text:p>2193.118</text:p>
          </table:table-cell>
          <table:table-cell table:number-columns-repeated="5"/>
        </table:table-row>
        <table:table-row table:style-name="ro1">
          <table:table-cell office:value-type="float" office:value="2194.327" calcext:value-type="float">
            <text:p>2194.327</text:p>
          </table:table-cell>
          <table:table-cell table:number-columns-repeated="5"/>
        </table:table-row>
        <table:table-row table:style-name="ro1">
          <table:table-cell office:value-type="float" office:value="2194.528" calcext:value-type="float">
            <text:p>2194.528</text:p>
          </table:table-cell>
          <table:table-cell table:number-columns-repeated="5"/>
        </table:table-row>
        <table:table-row table:style-name="ro1">
          <table:table-cell office:value-type="float" office:value="2193.823" calcext:value-type="float">
            <text:p>2193.823</text:p>
          </table:table-cell>
          <table:table-cell table:number-columns-repeated="5"/>
        </table:table-row>
        <table:table-row table:style-name="ro1">
          <table:table-cell office:value-type="float" office:value="2194.226" calcext:value-type="float">
            <text:p>2194.2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2:03:32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2:11:10.413000000</dc:date>
    <meta:editing-duration>PT2H23M47S</meta:editing-duration>
    <meta:editing-cycles>38</meta:editing-cycles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144">
                <text:p>2.04414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4144">
                <text:p>2.044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3965">
                <text:p>2.04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3965">
                <text:p>2.04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4137">
                <text:p>2.044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4137">
                <text:p>2.044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4068">
                <text:p>2.044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4068">
                <text:p>2.044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4129">
                <text:p>2.044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3989">
                <text:p>2.04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3899">
                <text:p>2.043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3899">
                <text:p>2.043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4118">
                <text:p>2.044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3956">
                <text:p>2.043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3849">
                <text:p>2.04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3849">
                <text:p>2.043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3721">
                <text:p>2.043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3721">
                <text:p>2.043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